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JetBrains Mono" svg:font-family="'JetBrains Mono'" style:font-pitch="fixed"/>
    <style:font-face style:name="JetBrainsMono NF Medium1" svg:font-family="'JetBrainsMono NF Medium'" style:font-pitch="fixed"/>
    <style:font-face style:name="JetBrainsMono NF Medium" svg:font-family="'JetBrainsMono NF Medium'" style:font-adornments="Medium" style:font-pitch="fixed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0.5pt" officeooo:rsid="00083d27" officeooo:paragraph-rsid="00b1a603" style:font-size-asian="10.5pt" style:font-size-complex="10.5pt"/>
    </style:style>
    <style:style style:name="P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0.5pt" officeooo:rsid="00093001" officeooo:paragraph-rsid="00b1a603" style:font-size-asian="10.5pt" style:font-size-complex="10.5pt"/>
    </style:style>
    <style:style style:name="P3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0.5pt" officeooo:rsid="009c72cc" officeooo:paragraph-rsid="00b1a603" style:font-size-asian="10.5pt" style:font-size-complex="10.5pt"/>
    </style:style>
    <style:style style:name="P4" style:family="paragraph" style:parent-style-name="pag2">
      <style:text-properties fo:font-size="10.5pt" officeooo:paragraph-rsid="00b1a603" style:font-size-asian="10.5pt" style:font-size-complex="10.5pt"/>
    </style:style>
    <style:style style:name="P5" style:family="paragraph" style:parent-style-name="Standard">
      <style:paragraph-properties fo:text-align="center" style:justify-single-word="false"/>
      <style:text-properties fo:font-size="10.5pt" officeooo:paragraph-rsid="00b1a603" style:font-size-asian="10.5pt" style:font-size-complex="10.5pt"/>
    </style:style>
    <style:style style:name="P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1" fo:font-size="8pt" fo:font-weight="normal" officeooo:rsid="0041ef3a" officeooo:paragraph-rsid="0041ef3a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1" fo:font-size="8pt" fo:font-weight="normal" officeooo:rsid="003679b2" officeooo:paragraph-rsid="003679b2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1" fo:font-size="8pt" fo:font-weight="normal" officeooo:rsid="002ab80e" officeooo:paragraph-rsid="002ab80e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1" fo:font-size="8pt" fo:font-style="normal" officeooo:rsid="00ce4442" officeooo:paragraph-rsid="00ce4442" style:font-size-asian="8pt" style:font-style-asian="normal" style:font-size-complex="8pt" style:font-style-complex="normal"/>
    </style:style>
    <style:style style:name="P1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1" fo:font-size="9pt" fo:font-weight="normal" officeooo:rsid="0041ef3a" officeooo:paragraph-rsid="0041ef3a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JetBrainsMono NF Medium1" fo:font-size="8pt" fo:font-style="normal" fo:font-weight="normal" officeooo:rsid="00b1a603" officeooo:paragraph-rsid="00b1a603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JetBrainsMono NF Medium1" fo:font-size="8pt" fo:font-weight="normal" officeooo:rsid="00991c43" officeooo:paragraph-rsid="00991c43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Latin Modern Roman" fo:font-size="9pt" fo:font-style="italic" fo:font-weight="normal" officeooo:rsid="00b1a603" officeooo:paragraph-rsid="00b1a603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Latin Modern Roman" fo:font-size="9pt" fo:font-style="italic" fo:font-weight="normal" officeooo:rsid="00fc12a6" officeooo:paragraph-rsid="00fc12a6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Latin Modern Roman" fo:font-size="9pt" fo:font-style="normal" fo:font-weight="normal" officeooo:rsid="00e7c524" officeooo:paragraph-rsid="00e7c524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JetBrainsMono NF Medium" fo:font-size="8pt" fo:font-style="normal" officeooo:rsid="00d4fe39" officeooo:paragraph-rsid="00d4fe39" style:font-size-asian="8pt" style:font-style-asian="normal" style:font-size-complex="8pt" style:font-style-complex="normal"/>
    </style:style>
    <style:style style:name="P1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JetBrains Mono" fo:font-size="8pt" fo:font-style="normal" fo:font-weight="normal" officeooo:rsid="01064c5d" officeooo:paragraph-rsid="00fc12a6" style:font-size-asian="7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bold" officeooo:rsid="00781a63" officeooo:paragraph-rsid="00ae3975" style:font-size-asian="9pt" style:font-weight-asian="bold" style:font-size-complex="9pt" style:font-weight-complex="bold"/>
    </style:style>
    <style:style style:name="P1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normal" officeooo:rsid="00163d04" officeooo:paragraph-rsid="00163d04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normal" officeooo:rsid="002ab80e" officeooo:paragraph-rsid="002ef6e1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normal" officeooo:rsid="003679b2" officeooo:paragraph-rsid="003679b2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normal" officeooo:rsid="003a623d" officeooo:paragraph-rsid="003a623d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normal" officeooo:rsid="003cc63b" officeooo:paragraph-rsid="003cc63b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normal" officeooo:rsid="0041ef3a" officeooo:paragraph-rsid="0041ef3a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normal" officeooo:rsid="006f3fcd" officeooo:paragraph-rsid="00ca4004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normal" officeooo:rsid="00801067" officeooo:paragraph-rsid="00801067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weight="normal" officeooo:rsid="00991c43" officeooo:paragraph-rsid="00991c43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style="normal" officeooo:rsid="00d1be2d" officeooo:paragraph-rsid="00d1be2d" style:font-size-asian="9pt" style:font-style-asian="normal" style:font-size-complex="9pt" style:font-style-complex="normal"/>
    </style:style>
    <style:style style:name="P2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9pt" fo:font-style="italic" officeooo:rsid="00d4fe39" officeooo:paragraph-rsid="00d4fe39" style:font-size-asian="9pt" style:font-style-asian="italic" style:font-size-complex="9pt" style:font-style-complex="italic"/>
    </style:style>
    <style:style style:name="P3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 Caps" fo:font-size="9pt" officeooo:rsid="00bc6594" officeooo:paragraph-rsid="00ca4004" style:font-size-asian="9pt" style:font-size-complex="9pt"/>
    </style:style>
    <style:style style:name="P31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 Caps" fo:font-size="9pt" officeooo:rsid="00bc6594" officeooo:paragraph-rsid="00ca4004" style:font-size-asian="9pt" style:font-size-complex="9pt"/>
    </style:style>
    <style:style style:name="P32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 Caps" fo:font-size="9pt" fo:font-style="italic" officeooo:rsid="00ce4442" officeooo:paragraph-rsid="00ce4442" style:font-size-asian="9pt" style:font-style-asian="italic" style:font-size-complex="9pt" style:font-style-complex="italic"/>
    </style:style>
    <style:style style:name="P33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 Caps" fo:font-size="9pt" fo:font-style="italic" officeooo:rsid="00de7c93" officeooo:paragraph-rsid="00de7c93" style:font-size-asian="9pt" style:font-style-asian="italic" style:font-size-complex="9pt" style:font-style-complex="italic"/>
    </style:style>
    <style:style style:name="P34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 Caps" fo:font-size="9pt" fo:font-weight="normal" officeooo:rsid="0013c1c2" officeooo:paragraph-rsid="0013c1c2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 Caps" fo:font-size="9pt" fo:font-weight="normal" officeooo:rsid="003cc63b" officeooo:paragraph-rsid="003cc63b" style:font-size-asian="9pt" style:font-weight-asian="normal" style:font-size-complex="9pt" style:font-weight-complex="normal"/>
    </style:style>
    <style:style style:name="P36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 Caps" fo:font-size="9pt" fo:font-weight="normal" officeooo:rsid="007df38f" officeooo:paragraph-rsid="007df38f" style:font-size-asian="9pt" style:font-weight-asian="normal" style:font-size-complex="9pt" style:font-weight-complex="normal"/>
    </style:style>
    <style:style style:name="P3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8pt" fo:font-style="italic" officeooo:rsid="00d4fe39" officeooo:paragraph-rsid="00d4fe39" style:font-size-asian="8pt" style:font-style-asian="italic" style:font-size-complex="8pt" style:font-style-complex="italic"/>
    </style:style>
    <style:style style:name="P3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9pt" fo:font-style="italic" officeooo:rsid="00d706cd" officeooo:paragraph-rsid="00d706cd" style:font-size-asian="9pt" style:font-style-asian="italic" style:font-size-complex="9pt" style:font-style-complex="italic"/>
    </style:style>
    <style:style style:name="P3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 Mono" fo:font-size="8pt" fo:font-weight="normal" officeooo:rsid="002ab80e" officeooo:paragraph-rsid="002ab80e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9pt" officeooo:paragraph-rsid="00b1a603" style:font-size-asian="9pt" style:font-size-complex="9pt"/>
    </style:style>
    <style:style style:name="P4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JetBrains Mono" fo:font-size="8pt" fo:font-style="normal" fo:font-weight="normal" officeooo:rsid="01064c5d" officeooo:paragraph-rsid="00fc12a6" style:font-size-asian="7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Latin Modern Roman" fo:font-size="9pt" fo:font-style="normal" fo:font-weight="normal" officeooo:rsid="0112ebc7" officeooo:paragraph-rsid="0112ebc7" style:font-size-asian="7.84999990463257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Latin Modern Roman" fo:font-size="9pt" fo:font-style="normal" fo:font-weight="normal" officeooo:rsid="011a3569" officeooo:paragraph-rsid="011a3569" style:font-size-asian="7.84999990463257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Latin Modern Roman" fo:font-size="9pt" fo:font-style="italic" fo:font-weight="normal" officeooo:rsid="011eaded" officeooo:paragraph-rsid="011eaded" style:font-size-asian="7.84999990463257pt" style:font-style-asian="italic" style:font-weight-asian="normal" style:font-size-complex="9pt" style:font-style-complex="italic" style:font-weight-complex="normal"/>
    </style:style>
    <style:style style:name="P45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text-position="0% 100%" style:font-name="Latin Modern Roman Caps" fo:font-size="9pt" fo:font-style="normal" fo:font-weight="normal" officeooo:rsid="0118fabe" officeooo:paragraph-rsid="0118fabe" style:font-size-asian="7.84999990463257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03019d7"/>
    </style:style>
    <style:style style:name="T2" style:family="text">
      <style:text-properties style:font-name="Latin Modern Roman" fo:font-style="italic" style:font-style-asian="italic" style:font-style-complex="italic"/>
    </style:style>
    <style:style style:name="T3" style:family="text">
      <style:text-properties style:font-name="Latin Modern Roman" fo:font-style="italic" officeooo:rsid="00316630" style:font-style-asian="italic" style:font-style-complex="italic"/>
    </style:style>
    <style:style style:name="T4" style:family="text">
      <style:text-properties style:font-name="Latin Modern Roman" fo:font-style="italic" officeooo:rsid="0038b2d7" style:font-style-asian="italic" style:font-style-complex="italic"/>
    </style:style>
    <style:style style:name="T5" style:family="text">
      <style:text-properties style:font-name="Latin Modern Roman" officeooo:rsid="0038b2d7"/>
    </style:style>
    <style:style style:name="T6" style:family="text">
      <style:text-properties style:font-name="Latin Modern Math"/>
    </style:style>
    <style:style style:name="T7" style:family="text">
      <style:text-properties style:font-name="Latin Modern Math" officeooo:rsid="008f90d5"/>
    </style:style>
    <style:style style:name="T8" style:family="text">
      <style:text-properties style:font-name="Latin Modern Math" officeooo:rsid="009036bd"/>
    </style:style>
    <style:style style:name="T9" style:family="text">
      <style:text-properties style:font-name="Latin Modern Math" officeooo:rsid="00464f9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6c7ac9" style:font-style-asian="italic" style:font-style-complex="italic"/>
    </style:style>
    <style:style style:name="T12" style:family="text">
      <style:text-properties fo:font-style="italic" officeooo:rsid="005b06aa" style:font-style-asian="italic" style:font-style-complex="italic"/>
    </style:style>
    <style:style style:name="T13" style:family="text">
      <style:text-properties fo:font-style="italic" officeooo:rsid="00d4770f" style:font-style-asian="italic" style:font-style-complex="italic"/>
    </style:style>
    <style:style style:name="T14" style:family="text">
      <style:text-properties fo:font-style="italic" officeooo:rsid="00eb0dae" style:font-style-asian="italic" style:font-style-complex="italic"/>
    </style:style>
    <style:style style:name="T15" style:family="text">
      <style:text-properties fo:font-style="italic" officeooo:rsid="0117afab" style:font-style-asian="italic" style:font-style-complex="italic"/>
    </style:style>
    <style:style style:name="T16" style:family="text">
      <style:text-properties officeooo:rsid="0016e9a3"/>
    </style:style>
    <style:style style:name="T17" style:family="text">
      <style:text-properties officeooo:rsid="00189377"/>
    </style:style>
    <style:style style:name="T18" style:family="text">
      <style:text-properties officeooo:rsid="0019126e"/>
    </style:style>
    <style:style style:name="T19" style:family="text">
      <style:text-properties officeooo:rsid="002de57b"/>
    </style:style>
    <style:style style:name="T20" style:family="text">
      <style:text-properties officeooo:rsid="00374040"/>
    </style:style>
    <style:style style:name="T21" style:family="text">
      <style:text-properties officeooo:rsid="0037fc7d"/>
    </style:style>
    <style:style style:name="T22" style:family="text">
      <style:text-properties officeooo:rsid="003b2362"/>
    </style:style>
    <style:style style:name="T23" style:family="text">
      <style:text-properties officeooo:rsid="003e3598"/>
    </style:style>
    <style:style style:name="T24" style:family="text">
      <style:text-properties officeooo:rsid="00402ea4"/>
    </style:style>
    <style:style style:name="T25" style:family="text">
      <style:text-properties officeooo:rsid="004b4c71"/>
    </style:style>
    <style:style style:name="T26" style:family="text">
      <style:text-properties officeooo:rsid="00564586"/>
    </style:style>
    <style:style style:name="T27" style:family="text">
      <style:text-properties officeooo:rsid="0059e144"/>
    </style:style>
    <style:style style:name="T28" style:family="text">
      <style:text-properties officeooo:rsid="005b06aa"/>
    </style:style>
    <style:style style:name="T29" style:family="text">
      <style:text-properties officeooo:rsid="005c6186"/>
    </style:style>
    <style:style style:name="T30" style:family="text">
      <style:text-properties officeooo:rsid="0062aa1d"/>
    </style:style>
    <style:style style:name="T31" style:family="text">
      <style:text-properties officeooo:rsid="0064953d"/>
    </style:style>
    <style:style style:name="T32" style:family="text">
      <style:text-properties officeooo:rsid="0069a5de"/>
    </style:style>
    <style:style style:name="T33" style:family="text">
      <style:text-properties style:text-position="sub 58%"/>
    </style:style>
    <style:style style:name="T34" style:family="text">
      <style:text-properties style:text-position="sub 58%" fo:font-style="normal" style:font-style-asian="normal" style:font-style-complex="normal"/>
    </style:style>
    <style:style style:name="T35" style:family="text">
      <style:text-properties style:text-position="0% 100%"/>
    </style:style>
    <style:style style:name="T36" style:family="text">
      <style:text-properties style:text-position="0% 100%" officeooo:rsid="00769554"/>
    </style:style>
    <style:style style:name="T37" style:family="text">
      <style:text-properties style:text-position="0% 100%" officeooo:rsid="007f68ad"/>
    </style:style>
    <style:style style:name="T38" style:family="text">
      <style:text-properties style:text-position="0% 100%" officeooo:rsid="00879ddc"/>
    </style:style>
    <style:style style:name="T39" style:family="text">
      <style:text-properties style:text-position="0% 100%" officeooo:rsid="0088d8da"/>
    </style:style>
    <style:style style:name="T40" style:family="text">
      <style:text-properties style:text-position="0% 100%" officeooo:rsid="008e94d3"/>
    </style:style>
    <style:style style:name="T41" style:family="text">
      <style:text-properties style:text-position="0% 100%" officeooo:rsid="00946315"/>
    </style:style>
    <style:style style:name="T42" style:family="text">
      <style:text-properties style:text-position="0% 100%" style:font-name="Latin Modern Math"/>
    </style:style>
    <style:style style:name="T43" style:family="text">
      <style:text-properties style:text-position="0% 100%" fo:font-style="italic" style:font-style-asian="italic" style:font-style-complex="italic"/>
    </style:style>
    <style:style style:name="T44" style:family="text">
      <style:text-properties style:text-position="0% 100%" fo:font-style="italic" officeooo:rsid="008e94d3" style:font-style-asian="italic" style:font-style-complex="italic"/>
    </style:style>
    <style:style style:name="T45" style:family="text">
      <style:text-properties style:text-position="0% 100%" fo:font-style="italic" officeooo:rsid="00a1055c" style:font-style-asian="italic" style:font-style-complex="italic"/>
    </style:style>
    <style:style style:name="T46" style:family="text">
      <style:text-properties style:text-position="0% 100%" fo:font-style="italic" officeooo:rsid="00c86ced" style:font-style-asian="italic" style:font-style-complex="italic"/>
    </style:style>
    <style:style style:name="T47" style:family="text">
      <style:text-properties style:text-position="0% 100%" fo:font-style="italic" officeooo:rsid="00d01657" style:font-style-asian="italic" style:font-style-complex="italic"/>
    </style:style>
    <style:style style:name="T48" style:family="text">
      <style:text-properties style:text-position="0% 100%" style:font-name="Latin Modern Roman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text-position="0% 100%" style:font-name="Latin Modern Roman" fo:font-style="normal" fo:font-weight="normal" officeooo:rsid="00b523c3" style:font-style-asian="normal" style:font-weight-asian="normal" style:font-style-complex="normal" style:font-weight-complex="normal"/>
    </style:style>
    <style:style style:name="T50" style:family="text">
      <style:text-properties style:text-position="0% 100%" style:font-name="Latin Modern Roman" fo:font-style="normal" fo:font-weight="normal" officeooo:rsid="00b1a603" style:font-style-asian="normal" style:font-weight-asian="normal" style:font-style-complex="normal" style:font-weight-complex="normal"/>
    </style:style>
    <style:style style:name="T51" style:family="text">
      <style:text-properties style:text-position="0% 100%" style:font-name="Latin Modern Roman" fo:font-style="normal" fo:font-weight="normal" officeooo:rsid="00b5b225" style:font-style-asian="normal" style:font-weight-asian="normal" style:font-style-complex="normal" style:font-weight-complex="normal"/>
    </style:style>
    <style:style style:name="T52" style:family="text">
      <style:text-properties style:text-position="0% 100%" style:font-name="Latin Modern Roman" fo:font-style="normal" fo:font-weight="normal" officeooo:rsid="00b1bbc5" style:font-style-asian="normal" style:font-weight-asian="normal" style:font-style-complex="normal" style:font-weight-complex="normal"/>
    </style:style>
    <style:style style:name="T53" style:family="text">
      <style:text-properties style:text-position="0% 100%" style:font-name="Latin Modern Roman" fo:font-style="normal" fo:font-weight="normal" officeooo:rsid="00b8673c" style:font-style-asian="normal" style:font-weight-asian="normal" style:font-style-complex="normal" style:font-weight-complex="normal"/>
    </style:style>
    <style:style style:name="T54" style:family="text">
      <style:text-properties style:text-position="0% 100%" style:font-name="Latin Modern Roman" fo:font-style="normal" fo:font-weight="normal" officeooo:rsid="00bada63" style:font-style-asian="normal" style:font-weight-asian="normal" style:font-style-complex="normal" style:font-weight-complex="normal"/>
    </style:style>
    <style:style style:name="T55" style:family="text">
      <style:text-properties style:text-position="0% 100%" style:font-name="Latin Modern Roman" fo:font-style="normal" fo:font-weight="normal" officeooo:rsid="00be1a1c" style:font-style-asian="normal" style:font-weight-asian="normal" style:font-style-complex="normal" style:font-weight-complex="normal"/>
    </style:style>
    <style:style style:name="T56" style:family="text">
      <style:text-properties style:text-position="0% 100%" style:font-name="Latin Modern Roman" fo:font-style="normal" fo:font-weight="normal" officeooo:rsid="00d01657" style:font-style-asian="normal" style:font-weight-asian="normal" style:font-style-complex="normal" style:font-weight-complex="normal"/>
    </style:style>
    <style:style style:name="T57" style:family="text">
      <style:text-properties style:text-position="0% 100%" style:font-name="Latin Modern Roman" fo:font-style="normal" fo:font-weight="normal" officeooo:rsid="00ca4004" style:font-style-asian="normal" style:font-weight-asian="normal" style:font-style-complex="normal" style:font-weight-complex="normal"/>
    </style:style>
    <style:style style:name="T58" style:family="text">
      <style:text-properties style:text-position="0% 100%" style:font-name="Latin Modern Roman" fo:font-style="normal" fo:font-weight="normal" officeooo:rsid="00c043b2" style:font-style-asian="normal" style:font-weight-asian="normal" style:font-style-complex="normal" style:font-weight-complex="normal"/>
    </style:style>
    <style:style style:name="T59" style:family="text">
      <style:text-properties style:text-position="0% 100%" style:font-name="Latin Modern Roman" fo:font-style="normal" style:font-style-asian="normal" style:font-style-complex="normal"/>
    </style:style>
    <style:style style:name="T60" style:family="text">
      <style:text-properties style:text-position="0% 100%" style:font-name="Latin Modern Roman" fo:font-style="normal" officeooo:rsid="00d8f0b1" style:font-style-asian="normal" style:font-style-complex="normal"/>
    </style:style>
    <style:style style:name="T61" style:family="text">
      <style:text-properties style:text-position="0% 100%" style:font-name="Latin Modern Roman" fo:font-style="italic" fo:font-weight="normal" officeooo:rsid="00bada63" style:font-style-asian="italic" style:font-weight-asian="normal" style:font-style-complex="italic" style:font-weight-complex="normal"/>
    </style:style>
    <style:style style:name="T62" style:family="text">
      <style:text-properties style:text-position="0% 100%" style:font-name="Latin Modern Roman" fo:font-style="italic" fo:font-weight="normal" officeooo:rsid="00b8673c" style:font-style-asian="italic" style:font-weight-asian="normal" style:font-style-complex="italic" style:font-weight-complex="normal"/>
    </style:style>
    <style:style style:name="T63" style:family="text">
      <style:text-properties style:text-position="0% 100%" style:font-name="Latin Modern Roman" fo:font-style="italic" fo:font-weight="normal" officeooo:rsid="00be1a1c" style:font-style-asian="italic" style:font-weight-asian="normal" style:font-style-complex="italic" style:font-weight-complex="normal"/>
    </style:style>
    <style:style style:name="T64" style:family="text">
      <style:text-properties style:text-position="0% 100%" style:font-name="Latin Modern Roman" fo:font-style="italic" fo:font-weight="normal" officeooo:rsid="00c043b2" style:font-style-asian="italic" style:font-weight-asian="normal" style:font-style-complex="italic" style:font-weight-complex="normal"/>
    </style:style>
    <style:style style:name="T65" style:family="text">
      <style:text-properties style:text-position="0% 100%" style:font-name="Latin Modern Roman" fo:font-weight="normal" style:font-weight-asian="normal" style:font-weight-complex="normal"/>
    </style:style>
    <style:style style:name="T66" style:family="text">
      <style:text-properties style:text-position="0% 100%" style:font-name="Latin Modern Roman" fo:font-weight="normal" officeooo:rsid="00c043b2" style:font-weight-asian="normal" style:font-weight-complex="normal"/>
    </style:style>
    <style:style style:name="T67" style:family="text">
      <style:text-properties style:text-position="0% 100%" style:font-name="Latin Modern Roman" officeooo:rsid="00d8f0b1"/>
    </style:style>
    <style:style style:name="T68" style:family="text">
      <style:text-properties style:text-position="0% 100%" style:font-name="Latin Modern Roman" officeooo:rsid="00e645cd"/>
    </style:style>
    <style:style style:name="T69" style:family="text">
      <style:text-properties style:text-position="0% 100%" officeooo:rsid="00c3da07"/>
    </style:style>
    <style:style style:name="T70" style:family="text">
      <style:text-properties style:text-position="0% 100%" officeooo:rsid="00c71d2d"/>
    </style:style>
    <style:style style:name="T71" style:family="text">
      <style:text-properties style:text-position="0% 100%" officeooo:rsid="00c86ced"/>
    </style:style>
    <style:style style:name="T72" style:family="text">
      <style:text-properties style:text-position="0% 100%" officeooo:rsid="00cb84bc"/>
    </style:style>
    <style:style style:name="T73" style:family="text">
      <style:text-properties style:text-position="0% 100%" officeooo:rsid="00d4770f"/>
    </style:style>
    <style:style style:name="T74" style:family="text">
      <style:text-properties style:text-position="0% 100%" fo:font-style="normal" style:font-style-asian="normal" style:font-style-complex="normal"/>
    </style:style>
    <style:style style:name="T75" style:family="text">
      <style:text-properties style:text-position="0% 100%" fo:font-style="normal" officeooo:rsid="00dccdb6" style:font-style-asian="normal" style:font-style-complex="normal"/>
    </style:style>
    <style:style style:name="T76" style:family="text">
      <style:text-properties style:text-position="0% 100%" fo:font-style="normal" officeooo:rsid="00d8f0b1" style:font-style-asian="normal" style:font-style-complex="normal"/>
    </style:style>
    <style:style style:name="T77" style:family="text">
      <style:text-properties style:text-position="0% 100%" fo:font-style="normal" officeooo:rsid="00e6b4d8" style:font-style-asian="normal" style:font-style-complex="normal"/>
    </style:style>
    <style:style style:name="T7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style:text-position="0% 100%" fo:font-style="normal" fo:font-weight="normal" officeooo:rsid="00d2d382" style:font-style-asian="normal" style:font-weight-asian="normal" style:font-style-complex="normal" style:font-weight-complex="normal"/>
    </style:style>
    <style:style style:name="T80" style:family="text">
      <style:text-properties style:text-position="0% 100%" fo:font-style="normal" fo:font-weight="normal" officeooo:rsid="00cd55b7" style:font-style-asian="normal" style:font-weight-asian="normal" style:font-style-complex="normal" style:font-weight-complex="normal"/>
    </style:style>
    <style:style style:name="T81" style:family="text">
      <style:text-properties style:text-position="0% 100%" fo:font-style="normal" fo:font-weight="normal" officeooo:rsid="00cb84bc" style:font-style-asian="normal" style:font-weight-asian="normal" style:font-style-complex="normal" style:font-weight-complex="normal"/>
    </style:style>
    <style:style style:name="T82" style:family="text">
      <style:text-properties style:text-position="0% 100%" officeooo:rsid="00dcd23c"/>
    </style:style>
    <style:style style:name="T83" style:family="text">
      <style:text-properties officeooo:rsid="0070cc59"/>
    </style:style>
    <style:style style:name="T84" style:family="text">
      <style:text-properties style:font-name="JetBrainsMono NF Medium1"/>
    </style:style>
    <style:style style:name="T85" style:family="text">
      <style:text-properties officeooo:rsid="00960c8c"/>
    </style:style>
    <style:style style:name="T86" style:family="text">
      <style:text-properties officeooo:rsid="009ab671"/>
    </style:style>
    <style:style style:name="T87" style:family="text">
      <style:text-properties officeooo:rsid="009f2661"/>
    </style:style>
    <style:style style:name="T88" style:family="text">
      <style:text-properties officeooo:rsid="00547500"/>
    </style:style>
    <style:style style:name="T89" style:family="text">
      <style:text-properties officeooo:rsid="0084fb3e"/>
    </style:style>
    <style:style style:name="T90" style:family="text">
      <style:text-properties officeooo:rsid="00797254"/>
    </style:style>
    <style:style style:name="T91" style:family="text">
      <style:text-properties officeooo:rsid="0082a684"/>
    </style:style>
    <style:style style:name="T92" style:family="text">
      <style:text-properties officeooo:rsid="00944ae3"/>
    </style:style>
    <style:style style:name="T93" style:family="text">
      <style:text-properties officeooo:rsid="0092a8e9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b93f26" style:font-style-asian="normal" style:font-style-complex="normal"/>
    </style:style>
    <style:style style:name="T96" style:family="text">
      <style:text-properties fo:font-style="normal" officeooo:rsid="00fd456a" style:font-style-asian="normal" style:font-style-complex="normal"/>
    </style:style>
    <style:style style:name="T97" style:family="text">
      <style:text-properties fo:font-style="normal" officeooo:rsid="01046c0e" style:font-style-asian="normal" style:font-style-complex="normal"/>
    </style:style>
    <style:style style:name="T98" style:family="text">
      <style:text-properties fo:font-style="normal" officeooo:rsid="01064c5d" style:font-style-asian="normal" style:font-style-complex="normal"/>
    </style:style>
    <style:style style:name="T99" style:family="text">
      <style:text-properties fo:font-style="normal" officeooo:rsid="0107ce4e" style:font-style-asian="normal" style:font-style-complex="normal"/>
    </style:style>
    <style:style style:name="T100" style:family="text">
      <style:text-properties fo:font-style="normal" officeooo:rsid="0108cf7e" style:font-style-asian="normal" style:font-style-complex="normal"/>
    </style:style>
    <style:style style:name="T101" style:family="text">
      <style:text-properties fo:font-style="normal" officeooo:rsid="0109b4af" style:font-style-asian="normal" style:font-style-complex="normal"/>
    </style:style>
    <style:style style:name="T102" style:family="text">
      <style:text-properties officeooo:rsid="00a389bb"/>
    </style:style>
    <style:style style:name="T103" style:family="text">
      <style:text-properties officeooo:rsid="00a62646"/>
    </style:style>
    <style:style style:name="T104" style:family="text">
      <style:text-properties officeooo:rsid="0044a81e"/>
    </style:style>
    <style:style style:name="T105" style:family="text">
      <style:text-properties officeooo:rsid="00ae3975"/>
    </style:style>
    <style:style style:name="T106" style:family="text">
      <style:text-properties officeooo:rsid="00d4770f"/>
    </style:style>
    <style:style style:name="T107" style:family="text">
      <style:text-properties style:text-position="super 58%" officeooo:rsid="00d4770f"/>
    </style:style>
    <style:style style:name="T108" style:family="text">
      <style:text-properties style:text-position="super 58%" style:font-name="Latin Modern Roman" fo:font-style="normal" officeooo:rsid="00e645cd" style:font-style-asian="normal" style:font-style-complex="normal"/>
    </style:style>
    <style:style style:name="T109" style:family="text">
      <style:text-properties officeooo:rsid="00d554c5"/>
    </style:style>
    <style:style style:name="T110" style:family="text">
      <style:text-properties fo:font-size="8pt" style:font-size-asian="8pt" style:font-size-complex="8pt"/>
    </style:style>
    <style:style style:name="T111" style:family="text">
      <style:text-properties fo:font-size="8pt" officeooo:rsid="00724bce" style:font-size-asian="8pt" style:font-size-complex="8pt"/>
    </style:style>
    <style:style style:name="T112" style:family="text">
      <style:text-properties fo:font-size="8pt" officeooo:rsid="00d9b349" style:font-size-asian="8pt" style:font-size-complex="8pt"/>
    </style:style>
    <style:style style:name="T113" style:family="text">
      <style:text-properties officeooo:rsid="00e9cf8d"/>
    </style:style>
    <style:style style:name="T114" style:family="text">
      <style:text-properties officeooo:rsid="00eb0dae"/>
    </style:style>
    <style:style style:name="T115" style:family="text">
      <style:text-properties officeooo:rsid="00eb3933"/>
    </style:style>
    <style:style style:name="T116" style:family="text">
      <style:text-properties officeooo:rsid="00eee3ec"/>
    </style:style>
    <style:style style:name="T117" style:family="text">
      <style:text-properties officeooo:rsid="00f07ba4"/>
    </style:style>
    <style:style style:name="T118" style:family="text">
      <style:text-properties officeooo:rsid="00f20b55"/>
    </style:style>
    <style:style style:name="T119" style:family="text">
      <style:text-properties officeooo:rsid="00f69de2"/>
    </style:style>
    <style:style style:name="T120" style:family="text">
      <style:text-properties officeooo:rsid="00f6de5f"/>
    </style:style>
    <style:style style:name="T121" style:family="text">
      <style:text-properties officeooo:rsid="00f8a2e8"/>
    </style:style>
    <style:style style:name="T122" style:family="text">
      <style:text-properties officeooo:rsid="00f8e9fd"/>
    </style:style>
    <style:style style:name="T123" style:family="text">
      <style:text-properties officeooo:rsid="00fa646a"/>
    </style:style>
    <style:style style:name="T124" style:family="text">
      <style:text-properties officeooo:rsid="01064c5d"/>
    </style:style>
    <style:style style:name="T125" style:family="text">
      <style:text-properties officeooo:rsid="0113f3e4"/>
    </style:style>
    <style:style style:name="T126" style:family="text">
      <style:text-properties officeooo:rsid="0116231e"/>
    </style:style>
    <style:style style:name="T127" style:family="text">
      <style:text-properties officeooo:rsid="0117afab"/>
    </style:style>
    <style:style style:name="T128" style:family="text">
      <style:text-properties officeooo:rsid="011ad5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0">Disclaimer</text:span> – <text:span text:style-name="T89">A</text:span><text:span text:style-name="T90">ntes de se iniciar a leitura deste relatório, deve-se saber que: em todos os testes, foi utilizado um vetor de 100000 elementos; </text:span><text:span text:style-name="T117">p</text:span><text:span text:style-name="T90">ara os algoritmos de busca, assume-se que o vetor está ordenado; </text:span><text:span text:style-name="T91">todos os algoritmos descritos neste relatório foram implementados </text:span><text:span text:style-name="T92">em C, </text:span><text:span text:style-name="T91">de maneira recursiva, e o teste de cada um deles está neste diretório; </text:span><text:span text:style-name="T105">em “main.c”, todos os algoritmos são testados de uma vez, com números aleatórios em um vetor de </text:span><text:span text:style-name="T116">também </text:span><text:span text:style-name="T105">100000 elementos;</text:span><text:span text:style-name="T91"> </text:span><text:span text:style-name="T93">todos os testes foram feitos no Fedora Linux 38.</text:span></text:p>
      <text:p text:style-name="P34">I. Busca sequencial <text:span text:style-name="T28">ingênua</text:span></text:p>
      <text:p text:style-name="P19">A <text:span text:style-name="T10">busca sequencial </text:span><text:span text:style-name="T12">ingênua</text:span> é um algoritmo de busca <text:span text:style-name="T17">feito com a intenção </text:span><text:span text:style-name="T18">de</text:span> <text:span text:style-name="T16">verificar</text:span> os elementos do vetor <text:span text:style-name="T19">sequencialmente</text:span>, até que se ache o valor desejado <text:span text:style-name="T27">ou um elemento menor </text:span><text:span text:style-name="T29">que esse valor.</text:span></text:p>
      <text:p text:style-name="P20"><text:span text:style-name="T10">Melhor caso</text:span> –<text:span text:style-name="T6"> </text:span><text:span text:style-name="T9">Temos </text:span><text:span text:style-name="T6">a seguinte saída:</text:span></text:p>
      <text:p text:style-name="P39">T<text:span text:style-name="T84">empo de exec. da busca sequencial: 0.000000s</text:span></text:p>
      <text:p text:style-name="P8">Comparações feitas: 1</text:p>
      <text:p text:style-name="P8">99999 está na posição 99999</text:p>
      <text:p text:style-name="P21">Ocorreu apenas uma única comparação, e o valor foi encontrado quase que imediatamente. <text:span text:style-name="T20">Isso aconteceu pois o valor a ser encontrado estava na primeira posição </text:span><text:span text:style-name="T26">a ser </text:span><text:span text:style-name="T20">verif</text:span><text:span text:style-name="T21">icada no vetor.</text:span></text:p>
      <text:p text:style-name="P21"><text:span text:style-name="T10">Pior caso</text:span> – <text:span text:style-name="T88">T</text:span>emos um comportamento bem diferente na saída dada pelo programa:</text:p>
      <text:p text:style-name="P7">Tempo de exec. da busca sequencial: 0.003<text:span text:style-name="T31">195</text:span>s</text:p>
      <text:p text:style-name="P7">Comparações feitas: <text:span text:style-name="T103">99999</text:span></text:p>
      <text:p text:style-name="P7">-1<text:span text:style-name="T30">0</text:span> está na posição -1</text:p>
      <text:p text:style-name="P7">-1<text:span text:style-name="T87">0</text:span> não está no vetor</text:p>
      <text:p text:style-name="P22">Percebe-se uma drástica diferença <text:span text:style-name="T23">no </text:span>número de comparações feitas e <text:span text:style-name="T24">n</text:span>o tempo de execução. Isso ocorre pois todos os elementos do vetor foram ver<text:span text:style-name="T22">i</text:span>ficados.</text:p>
      <text:p text:style-name="P35">II. Busca binária</text:p>
      <text:p text:style-name="P23">A <text:span text:style-name="T10">busca binária</text:span> é um algoritmo de busca que divide o vetor pela metade repetidamente até que se ache o valor desejado <text:span text:style-name="T25">(divisão e conquista)</text:span>.</text:p>
      <text:p text:style-name="P24"><text:span text:style-name="T10">Melhor </text:span><text:span text:style-name="T11">e pior caso</text:span> – T<text:span text:style-name="T104">emos a seguinte saída:</text:span></text:p>
      <text:p text:style-name="P10"><text:span text:style-name="T112">T</text:span><text:span text:style-name="T110">empo de exec. da busca binária: 0.0000</text:span><text:span text:style-name="T111">01</text:span><text:span text:style-name="T110">s</text:span></text:p>
      <text:p text:style-name="P6">Comparações feitas: <text:span text:style-name="T32">17</text:span></text:p>
      <text:p text:style-name="P6">0 está na posição 0</text:p>
      <text:p text:style-name="P25">Foi considerado o pior caso para <text:span text:style-name="T83">a </text:span>execução deste algoritmo, pois a diferença entre e<text:span text:style-name="T85">sse e o melhor </text:span><text:span text:style-name="T86">caso</text:span><text:span text:style-name="T85"> é </text:span>de apenas uma comparação. Logo, podemos dizer que o melhor caso é aproximadamente igual ao pio<text:span text:style-name="T102">r</text:span>, que é de <text:span text:style-name="T10">floor</text:span>(log<text:span text:style-name="T33">2</text:span><text:span text:style-name="T35">(</text:span><text:span text:style-name="T45">n</text:span><text:span text:style-name="T35">)) </text:span><text:span text:style-name="T41">+ 1. </text:span><text:span text:style-name="T69">Comparando os custos de ambos os algoritmos de busca, </text:span><text:span text:style-name="T70">conclui-se que </text:span><text:span text:style-name="T71">a</text:span><text:span text:style-name="T46"> </text:span><text:span text:style-name="T47">busca binária</text:span><text:span text:style-name="T46"> </text:span><text:span text:style-name="T71">é uma opção melhor que a </text:span><text:span text:style-name="T47">busca sequencial ingênua</text:span><text:span text:style-name="T71">, </text:span><text:span text:style-name="T72">na maioria dos casos.</text:span></text:p>
      <text:p text:style-name="P36"><text:span text:style-name="T36">I</text:span><text:span text:style-name="T35">II. Inserti</text:span><text:span text:style-name="T37">on sort</text:span></text:p>
      <text:p text:style-name="P26"><text:span text:style-name="T37">O </text:span><text:span text:style-name="T43">insertion sort</text:span><text:span text:style-name="T35"> é um </text:span><text:span text:style-name="T39">a</text:span><text:span text:style-name="T38">lgoritmo de ordenação que “insere” valores em sub-vetores ordenados que pertencem ao vetor principal. </text:span><text:span text:style-name="T40">A inserção ocorre até que o vetor todo esteja ordenado.</text:span></text:p>
      <text:p text:style-name="P27"><text:span text:style-name="T44">M</text:span><text:span text:style-name="T43">elhor caso</text:span><text:span text:style-name="T35"> –</text:span><text:span text:style-name="T42"> </text:span><text:span text:style-name="T35">Temos a seguinte saída:</text:span></text:p>
      <text:p text:style-name="P12">Tempo de exec. do insertion sort: 0.002880s</text:p>
      <text:p text:style-name="P12">Comparações feitas: 99999</text:p>
      <text:p text:style-name="P13"><text:span text:style-name="T94">Percebe-se um evento quase linear no melhor caso do algoritmo, no qual ocorrem</text:span> n –<text:span text:style-name="T94"> 1 comparações no total (aproximadamente </text:span>n<text:span text:style-name="T94">). </text:span><text:span text:style-name="T95">A eficiência se deve ao fato de que só é feita uma comparação por chamada recursiva, e não ocorre nenhuma troca entre elementos do vetor.</text:span></text:p>
      <text:p text:style-name="P13">Pior caso<text:span text:style-name="T94"> – No pior caso, temos um comportamento drasticamente diferente:</text:span></text:p>
      <text:p text:style-name="P11">Tempo de exec. do insertion sort: 25.013393s</text:p>
      <text:p text:style-name="P11">Comparações feitas: 4999950000</text:p>
      <text:p text:style-name="P40"><text:span text:style-name="T49">T</text:span><text:span text:style-name="T50">emos um tempo de execução enorme, de 2</text:span><text:span text:style-name="T51">5 </text:span><text:span text:style-name="T50">segundos, com </text:span><text:span text:style-name="T52">praticamente 5 bilhões de comparações. </text:span><text:span text:style-name="T53">Isso se deve ao fato de que o vetor está em ordem decrescente, fazendo com que aconteçam </text:span><text:span text:style-name="T61">n –</text:span><text:span text:style-name="T54"> 1 </text:span><text:span text:style-name="T53">trocas e</text:span><text:span text:style-name="T62"> </text:span><text:span text:style-name="T61">n </text:span><text:span text:style-name="T54">– 1 </text:span><text:span text:style-name="T53">comparações em todas as chamadas recursivas do algoritmo, aumentando significativamente o número de comparações </text:span><text:span text:style-name="T54">e o tempo de execução.</text:span></text:p>
      <text:p text:style-name="P31"><text:span text:style-name="T79">I</text:span><text:span text:style-name="T80">V</text:span><text:span text:style-name="T78">. Selection sor</text:span><text:span text:style-name="T81">t</text:span></text:p>
      <text:p text:style-name="P30"><text:span text:style-name="T55">O </text:span><text:span text:style-name="T63">selection sort</text:span><text:span text:style-name="T55"> é um algoritmo de ordenação que </text:span><text:span text:style-name="T56">seleciona</text:span><text:span text:style-name="T55"> o menor elemento do vetor e o </text:span><text:span text:style-name="T57">coloca</text:span><text:span text:style-name="T55"> na primeira posição (considerando a atual chamada recursiva). O processo se repete até que o vetor esteja todo ordenado. </text:span><text:span text:style-name="T58">Pode ser um algoritmo bem custoso, pois faz </text:span><text:span text:style-name="T64">n</text:span><text:span text:style-name="T58"> – 1 comparações em todas as chamadas recursivas, sem exceção.</text:span></text:p>
      <text:p text:style-name="P32"><text:span text:style-name="T66">M</text:span><text:span text:style-name="T65">elhor caso – </text:span><text:span text:style-name="T48">Temos a seguinte saída:</text:span></text:p>
      <text:p text:style-name="P9">Tempo de exec. do <text:span text:style-name="T109">selection</text:span> sort: 11.414272s</text:p>
      <text:p text:style-name="P9">Comparações feitas: 4999950000</text:p>
      <text:p text:style-name="P28"><text:soft-page-break/>Temos <text:span text:style-name="T106">11.4 segundos de tempo de execução e quase 5 bilhões de comparações no melhor caso. Isso se deve ao fato do algoritmo custar </text:span><text:span text:style-name="T13">n</text:span><text:span text:style-name="T107">2 </text:span><text:span text:style-name="T73">comparações </text:span><text:span text:style-name="T82">com qualquer vetor de entrada (inclusive um já ordenado).</text:span></text:p>
      <text:p text:style-name="P29"><text:span text:style-name="T73">P</text:span><text:span text:style-name="T35">ior caso – </text:span><text:span text:style-name="T74">Não muito diferente do melhor caso, temos:</text:span></text:p>
      <text:p text:style-name="P37"><text:span text:style-name="T74">Tempo de exec. do </text:span><text:span text:style-name="T75">selection</text:span><text:span text:style-name="T74"> sort: 11.672896s</text:span></text:p>
      <text:p text:style-name="P16">Comparações feitas: 4999950000</text:p>
      <text:p text:style-name="P38"><text:span text:style-name="T59">O desempenho de ambos os casos é similar, pois o algoritmo é executado da mesma forma para todos os cenários. </text:span><text:span text:style-name="T60">Podemos perceber que, apesar de todos os casos apresentarem</text:span><text:span text:style-name="T67"> </text:span><text:span text:style-name="T68">n</text:span><text:span text:style-name="T108">2</text:span><text:span text:style-name="T67"> </text:span><text:span text:style-name="T60">comparações, este algoritmo é melhor que o </text:span><text:span text:style-name="T67">insertion sort </text:span><text:span text:style-name="T60">no pior caso, se considerarmos o tempo de execução.</text:span></text:p>
      <text:p text:style-name="P33"><text:span text:style-name="T76">V</text:span><text:span text:style-name="T74">. </text:span><text:span text:style-name="T77">Merge sort</text:span></text:p>
      <text:p text:style-name="P15">O <text:span text:style-name="T10">merge sort </text:span>é um algoritmo de ordenação <text:span text:style-name="T115">naturalmente recursivo</text:span> que divide o vetor pela metade repetidamente até que seus elementos estejam trivialmente <text:span text:style-name="T113">ordenados </text:span><text:span text:style-name="T119">(caso base)</text:span><text:span text:style-name="T113">. </text:span><text:span text:style-name="T114">Após isso, chama uma função (</text:span><text:span text:style-name="T14">merge</text:span><text:span text:style-name="T114">) que junta duas partições ordenadas em um</text:span><text:span text:style-name="T118">a só partição, também ordenada. </text:span><text:span text:style-name="T119">Isso ocorre para todas as partições formadas ao longo do algoritmo, do caso base até </text:span><text:span text:style-name="T120">todo o vetor. </text:span><text:span text:style-name="T121">Finalmente, </text:span><text:span text:style-name="T122">após todas as junções, </text:span><text:span text:style-name="T123">se tem o vetor ordenado.</text:span></text:p>
      <text:p text:style-name="P14">Melhor e pior caso – <text:span text:style-name="T94">Já que em todos os casos o algoritmo realiza </text:span>n <text:span text:style-name="T94">* log</text:span><text:span text:style-name="T34">2</text:span><text:span text:style-name="T94">(</text:span>n<text:span text:style-name="T94">) </text:span><text:span text:style-name="T96">comparaçõ</text:span><text:span text:style-name="T101">es</text:span><text:span text:style-name="T97">, infere-se que o melhor caso é aproximadamente igual ao pior caso. </text:span><text:span text:style-name="T98">Abaixo estão </text:span><text:span text:style-name="T99">três</text:span><text:span text:style-name="T98"> saídas para um vetor de tamanho </text:span><text:span text:style-name="T124">n</text:span><text:span text:style-name="T98"> = 100000, </text:span><text:span text:style-name="T99">uma com valores aleatórios, uma com o vetor em ordem crescente e uma com o vetor em ordem decrescente </text:span><text:span text:style-name="T100">(respectivamente)</text:span><text:span text:style-name="T98">:</text:span></text:p>
      <text:p text:style-name="P17">Tempo de exec. do merge sort: 0.016802s</text:p>
      <text:p text:style-name="P17">Comparações feitas: 1536268</text:p>
      <text:p text:style-name="P17"/>
      <text:p text:style-name="P17">Tempo de exec. do merge sort: 0.009894s</text:p>
      <text:p text:style-name="P17">Comparações feitas: 853904</text:p>
      <text:p text:style-name="P17"/>
      <text:p text:style-name="P17">Tempo de exec. do merge sort: 0.010055s</text:p>
      <text:p text:style-name="P17">Comparações feitas: 815024</text:p>
      <text:p text:style-name="P42">Com um vetor em ordem crescente ou decrescente, temos que o tempo de execução é de aproximadamente 0.01s, <text:span text:style-name="T125">com 850000 comparações (maior valor entre os dois casos). </text:span><text:span text:style-name="T126">Com um vetor de valores aleatórios, o cenário muda. Considerando o tempo de execução, é praticamente o mesmo dos outros testes, mas se tratando do número de comparações, é aproximadamente 1,8x mais ineficiente em comparação com os outros cenários. </text:span><text:span text:style-name="T127">Na maioria dos casos, o </text:span><text:span text:style-name="T15">merge sort </text:span><text:span text:style-name="T127">é mais eficiente que os outros algoritmos, tanto em número de comparações quanto em tempo de execução.</text:span></text:p>
      <text:p text:style-name="P45">VI. Quicksort</text:p>
      <text:p text:style-name="P43">O <text:span text:style-name="T10">quicksort</text:span> é um algoritmo de ordenação que seleciona um pivô <text:span text:style-name="T128">e particiona o vetor de maneira que todos os elementos à esquerda do pivô sejam maiores que ele e todos à direita sejam menores.</text:span></text:p>
      <text:p text:style-name="P44">Melhor caso – <text:span text:style-name="T94">Temos a seguinte saída: </text:span></text:p>
      <text:p text:style-name="P44"><text:span text:style-name="T9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JetBrains Mono" svg:font-family="'JetBrains Mono'" style:font-pitch="fixed"/>
    <style:font-face style:name="JetBrainsMono NF Medium1" svg:font-family="'JetBrainsMono NF Medium'" style:font-pitch="fixed"/>
    <style:font-face style:name="JetBrainsMono NF Medium" svg:font-family="'JetBrainsMono NF Medium'" style:font-adornments="Medium" style:font-pitch="fixed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g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family="'Latin Modern Math'" style:font-pitch="variable" fo:font-size="12pt" officeooo:rsid="0007c68c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0.5pt" officeooo:rsid="00083d27" officeooo:paragraph-rsid="00b1a603" style:font-size-asian="10.5pt" style:font-size-complex="10.5pt"/>
    </style:style>
    <style:style style:name="MP2" style:family="paragraph" style:parent-style-name="pag2">
      <style:text-properties fo:font-size="10.5pt" officeooo:paragraph-rsid="00b1a603" style:font-size-asian="10.5pt" style:font-size-complex="10.5pt"/>
    </style:style>
    <style:style style:name="MP3" style:family="paragraph" style:parent-style-name="Standard">
      <style:paragraph-properties fo:text-align="center" style:justify-single-word="false"/>
      <style:text-properties fo:font-size="10.5pt" officeooo:paragraph-rsid="00b1a603" style:font-size-asian="10.5pt" style:font-size-complex="10.5pt"/>
    </style:style>
    <style:style style:name="MP4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0.5pt" officeooo:rsid="00093001" officeooo:paragraph-rsid="00b1a603" style:font-size-asian="10.5pt" style:font-size-complex="10.5pt"/>
    </style:style>
    <style:style style:name="MP5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0.5pt" officeooo:rsid="009c72cc" officeooo:paragraph-rsid="00b1a603" style:font-size-asian="10.5pt" style:font-size-complex="10.5pt"/>
    </style:style>
    <style:style style:name="MT1" style:family="text">
      <style:text-properties officeooo:rsid="003019d7"/>
    </style:style>
    <style:style style:name="MT2" style:family="text">
      <style:text-properties style:font-name="Latin Modern Roman" fo:font-style="italic" officeooo:rsid="00316630" style:font-style-asian="italic" style:font-style-complex="italic"/>
    </style:style>
    <style:style style:name="MT3" style:family="text">
      <style:text-properties style:font-name="Latin Modern Roman" fo:font-style="italic" style:font-style-asian="italic" style:font-style-complex="italic"/>
    </style:style>
    <style:style style:name="MT4" style:family="text">
      <style:text-properties style:font-name="Latin Modern Roman" fo:font-style="italic" officeooo:rsid="0038b2d7" style:font-style-asian="italic" style:font-style-complex="italic"/>
    </style:style>
    <style:style style:name="MT5" style:family="text">
      <style:text-properties style:font-name="Latin Modern Roman" officeooo:rsid="0038b2d7"/>
    </style:style>
    <style:style style:name="MT6" style:family="text">
      <style:text-properties style:font-name="Latin Modern Math" officeooo:rsid="008f90d5"/>
    </style:style>
    <style:style style:name="MT7" style:family="text">
      <style:text-properties style:font-name="Latin Modern Math" officeooo:rsid="009036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Algoritmos e Estruturas de Dados II – Relatório (Ordenação)</text:p>
        <text:p text:style-name="MP2">Caio Eduardo Ferreira de Miranda (GRR20232359<text:span text:style-name="MT1">)</text:span></text:p>
        <text:p text:style-name="MP3"><text:span text:style-name="MT2">Departamento de Informática – </text:span><text:span text:style-name="MT3">Universidade</text:span><text:span text:style-name="MT4"> Federal do Paraná</text:span><text:span text:style-name="MT5"> </text:span><text:span text:style-name="MT6">(</text:span><text:span text:style-name="MT7">UFPR</text:span><text:span text:style-name="MT6">)</text:span></text:p>
        <text:p text:style-name="MP4">Curitiba, Brasil</text:p>
        <text:p text:style-name="MP5">caio.miranda@ufpr.br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0:53:57.953011619</meta:creation-date>
    <dc:date>2023-10-06T18:30:21.919753145</dc:date>
    <meta:editing-duration>PT8H50M39S</meta:editing-duration>
    <meta:editing-cycles>250</meta:editing-cycles>
    <meta:generator>LibreOffice/7.0.4.2$Linux_X86_64 LibreOffice_project/00$Build-2</meta:generator>
    <meta:document-statistic meta:table-count="0" meta:image-count="0" meta:object-count="0" meta:page-count="2" meta:paragraph-count="59" meta:word-count="1019" meta:character-count="6180" meta:non-whitespace-character-count="5203"/>
  </office:meta>
</office:document-meta>
</file>